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1"/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cember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3">
            <text:p>Payroll staff;</text:p>
            <text:p>AO/AA;</text:p>
            <text:p>Headcount</text:p>
          </table:table-cell>
          <table:table-cell office:value-type="string" table:style-name="ce3">
            <text:p>Payroll staff;</text:p>
            <text:p>AO/AA;</text:p>
            <text:p>Full-time equivalent</text:p>
          </table:table-cell>
          <table:table-cell office:value-type="string" table:style-name="ce3">
            <text:p>Payroll staff;</text:p>
            <text:p>EO;</text:p>
            <text:p>Headcount</text:p>
          </table:table-cell>
          <table:table-cell office:value-type="string" table:style-name="ce3">
            <text:p>Payroll staff;</text:p>
            <text:p>EO;</text:p>
            <text:p>Full-time equivalent</text:p>
          </table:table-cell>
          <table:table-cell office:value-type="string" table:style-name="ce3">
            <text:p>Payroll staff;</text:p>
            <text:p>SEO/HEO;</text:p>
            <text:p>Headcount</text:p>
          </table:table-cell>
          <table:table-cell office:value-type="string" table:style-name="ce3">
            <text:p>Payroll staff;</text:p>
            <text:p>SEO/HEO;</text:p>
            <text:p>Full-time equivalent</text:p>
          </table:table-cell>
          <table:table-cell office:value-type="string" table:style-name="ce3">
            <text:p>Payroll staff;</text:p>
            <text:p>Grade 6/7;</text:p>
            <text:p>Headcount</text:p>
          </table:table-cell>
          <table:table-cell office:value-type="string" table:style-name="ce3">
            <text:p>Payroll staff;</text:p>
            <text:p>Grade 6/7;</text:p>
            <text:p>Full-time equivalent</text:p>
          </table:table-cell>
          <table:table-cell office:value-type="string" table:style-name="ce3">
            <text:p>Payroll staff;</text:p>
            <text:p>SCS;</text:p>
            <text:p>Headcount</text:p>
          </table:table-cell>
          <table:table-cell office:value-type="string" table:style-name="ce3">
            <text:p>Payroll staff;</text:p>
            <text:p>SCS;</text:p>
            <text:p>Full-time equivalent</text:p>
          </table:table-cell>
          <table:table-cell office:value-type="string" table:style-name="ce3">
            <text:p>Payroll staff;</text:p>
            <text:p>Other, unknown, unspecified;</text:p>
            <text:p>Headcount</text:p>
          </table:table-cell>
          <table:table-cell office:value-type="string" table:style-name="ce3">
            <text:p>Payroll staff;</text:p>
            <text:p>Other, unknown, unspecified;</text:p>
            <text:p>Full-time equivalent</text:p>
          </table:table-cell>
          <table:table-cell office:value-type="string" table:style-name="ce3">
            <text:p>Payroll staff;</text:p>
            <text:p>Total;</text:p>
            <text:p>Headcount</text:p>
          </table:table-cell>
          <table:table-cell office:value-type="string" table:style-name="ce3">
            <text:p>Payroll staff;</text:p>
            <text:p>Total;</text:p>
            <text:p>Full-time equivalent</text:p>
          </table:table-cell>
          <table:table-cell office:value-type="string" table:style-name="ce3">
            <text:p>Non-payroll staff;</text:p>
            <text:p>Admin and Clerical;</text:p>
            <text:p>Headcount</text:p>
          </table:table-cell>
          <table:table-cell office:value-type="string" table:style-name="ce3">
            <text:p>Non-payroll staff;</text:p>
            <text:p>Admin and Clerical;</text:p>
            <text:p>Full-time equivalent</text:p>
          </table:table-cell>
          <table:table-cell office:value-type="string" table:style-name="ce3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3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3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17" table:style-name="ce6">
            <text:p>317</text:p>
          </table:table-cell>
          <table:table-cell office:value-type="float" office:value="301.42001000000005" table:style-name="ce6">
            <text:p>301</text:p>
          </table:table-cell>
          <table:table-cell office:value-type="float" office:value="804" table:style-name="ce6">
            <text:p>804</text:p>
          </table:table-cell>
          <table:table-cell office:value-type="float" office:value="781.46244000000013" table:style-name="ce6">
            <text:p>781</text:p>
          </table:table-cell>
          <table:table-cell office:value-type="float" office:value="3888" table:style-name="ce6">
            <text:p>3,888</text:p>
          </table:table-cell>
          <table:table-cell office:value-type="float" office:value="3795.7563399999981" table:style-name="ce6">
            <text:p>3,796</text:p>
          </table:table-cell>
          <table:table-cell office:value-type="float" office:value="2228" table:style-name="ce6">
            <text:p>2,228</text:p>
          </table:table-cell>
          <table:table-cell office:value-type="float" office:value="2173.5950899999998" table:style-name="ce6">
            <text:p>2,174</text:p>
          </table:table-cell>
          <table:table-cell office:value-type="float" office:value="163" table:style-name="ce6">
            <text:p>163</text:p>
          </table:table-cell>
          <table:table-cell office:value-type="float" office:value="160.26381000000001" table:style-name="ce6">
            <text:p>160</text:p>
          </table:table-cell>
          <table:table-cell office:value-type="float" office:value="33" table:style-name="ce6">
            <text:p>33</text:p>
          </table:table-cell>
          <table:table-cell office:value-type="float" office:value="31.526229999999998" table:style-name="ce6">
            <text:p>32</text:p>
          </table:table-cell>
          <table:table-cell office:value-type="float" office:value="7433" table:style-name="ce6">
            <text:p>7,433</text:p>
          </table:table-cell>
          <table:table-cell office:value-type="float" office:value="7244.0239199999987" table:style-name="ce6">
            <text:p>7,244</text:p>
          </table:table-cell>
          <table:table-cell office:value-type="float" office:value="79" table:style-name="ce6">
            <text:p>79</text:p>
          </table:table-cell>
          <table:table-cell office:value-type="float" office:value="74.5" table:style-name="ce6">
            <text:p>75</text:p>
          </table:table-cell>
          <table:table-cell office:value-type="float" office:value="49" table:style-name="ce6">
            <text:p>49</text:p>
          </table:table-cell>
          <table:table-cell office:value-type="float" office:value="42.2" table:style-name="ce6">
            <text:p>42</text:p>
          </table:table-cell>
          <table:table-cell office:value-type="float" office:value="511" table:style-name="ce6">
            <text:p>511</text:p>
          </table:table-cell>
          <table:table-cell office:value-type="float" office:value="510.4" table:style-name="ce5">
            <text:p>510</text:p>
          </table:table-cell>
          <table:table-cell office:value-type="float" office:value="639" table:style-name="ce5">
            <text:p>639</text:p>
          </table:table-cell>
          <table:table-cell office:value-type="float" office:value="627.1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8072" table:style-name="ce5">
            <text:p>8,072</text:p>
          </table:table-cell>
          <table:table-cell office:value-type="float" office:value="7871.1239199999991" table:style-name="ce5">
            <text:p>7,871</text:p>
          </table:table-cell>
          <table:table-cell office:value-type="float" office:value="26737159.609999999" table:style-name="ce5">
            <text:p>26,737,160</text:p>
          </table:table-cell>
          <table:table-cell office:value-type="float" office:value="1139810.79" table:style-name="ce5">
            <text:p>1,139,811</text:p>
          </table:table-cell>
          <table:table-cell office:value-type="float" office:value="226692.71999999997" table:style-name="ce5">
            <text:p>226,693</text:p>
          </table:table-cell>
          <table:table-cell office:value-type="float" office:value="99226.530000000013" table:style-name="ce5">
            <text:p>99,227</text:p>
          </table:table-cell>
          <table:table-cell office:value-type="float" office:value="7694992.6400000006" table:style-name="ce5">
            <text:p>7,694,993</text:p>
          </table:table-cell>
          <table:table-cell office:value-type="float" office:value="4265537.459999999" table:style-name="ce5">
            <text:p>4,265,537</text:p>
          </table:table-cell>
          <table:table-cell office:value-type="float" office:value="40163419.75" table:style-name="ce5">
            <text:p>40,163,420</text:p>
          </table:table-cell>
          <table:table-cell office:value-type="float" office:value="8465895.5299999993" table:style-name="ce5">
            <text:p>8,465,896</text:p>
          </table:table-cell>
          <table:table-cell office:value-type="float" office:value="1599343.63" table:style-name="ce5">
            <text:p>1,599,344</text:p>
          </table:table-cell>
          <table:table-cell office:value-type="float" office:value="10065239.16" table:style-name="ce5">
            <text:p>10,065,239</text:p>
          </table:table-cell>
          <table:table-cell office:value-type="float" office:value="50228658.909999996" table:style-name="ce5">
            <text:p>50,228,659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0" table:style-name="ce6">
            <text:p>130</text:p>
          </table:table-cell>
          <table:table-cell office:value-type="float" office:value="118.43380000000002" table:style-name="ce6">
            <text:p>118</text:p>
          </table:table-cell>
          <table:table-cell office:value-type="float" office:value="101" table:style-name="ce6">
            <text:p>101</text:p>
          </table:table-cell>
          <table:table-cell office:value-type="float" office:value="94.72217000000002" table:style-name="ce6">
            <text:p>95</text:p>
          </table:table-cell>
          <table:table-cell office:value-type="float" office:value="87" table:style-name="ce6">
            <text:p>87</text:p>
          </table:table-cell>
          <table:table-cell office:value-type="float" office:value="84.459460000000021" table:style-name="ce6">
            <text:p>84</text:p>
          </table:table-cell>
          <table:table-cell office:value-type="float" office:value="12" table:style-name="ce6">
            <text:p>12</text:p>
          </table:table-cell>
          <table:table-cell office:value-type="float" office:value="10.24324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2" table:style-name="ce6">
            <text:p>332</text:p>
          </table:table-cell>
          <table:table-cell office:value-type="float" office:value="309.85867000000007" table:style-name="ce6">
            <text:p>3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2" table:style-name="ce5">
            <text:p>332</text:p>
          </table:table-cell>
          <table:table-cell office:value-type="float" office:value="309.85867000000007" table:style-name="ce5">
            <text:p>310</text:p>
          </table:table-cell>
          <table:table-cell office:value-type="float" office:value="740373.39" table:style-name="ce5">
            <text:p>740,373</text:p>
          </table:table-cell>
          <table:table-cell office:value-type="float" office:value="1626.3600000000001" table:style-name="ce5">
            <text:p>1,626</text:p>
          </table:table-cell>
          <table:table-cell office:value-type="float" office:value="14904.320000000002" table:style-name="ce5">
            <text:p>14,904</text:p>
          </table:table-cell>
          <table:table-cell office:value-type="float" office:value="0" table:style-name="ce5">
            <text:p>0</text:p>
          </table:table-cell>
          <table:table-cell office:value-type="float" office:value="201366.51" table:style-name="ce5">
            <text:p>201,367</text:p>
          </table:table-cell>
          <table:table-cell office:value-type="float" office:value="68546.14" table:style-name="ce5">
            <text:p>68,546</text:p>
          </table:table-cell>
          <table:table-cell office:value-type="float" office:value="1026816.72" table:style-name="ce5">
            <text:p>1,026,8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6816.72" table:style-name="ce5">
            <text:p>1,026,817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375" table:style-name="ce6">
            <text:p>9,375</text:p>
          </table:table-cell>
          <table:table-cell office:value-type="float" office:value="8182.4608400001043" table:style-name="ce6">
            <text:p>8,182</text:p>
          </table:table-cell>
          <table:table-cell office:value-type="float" office:value="2905" table:style-name="ce6">
            <text:p>2,905</text:p>
          </table:table-cell>
          <table:table-cell office:value-type="float" office:value="2747.7174499999965" table:style-name="ce6">
            <text:p>2,748</text:p>
          </table:table-cell>
          <table:table-cell office:value-type="float" office:value="2855" table:style-name="ce6">
            <text:p>2,855</text:p>
          </table:table-cell>
          <table:table-cell office:value-type="float" office:value="2703.9297499999948" table:style-name="ce6">
            <text:p>2,704</text:p>
          </table:table-cell>
          <table:table-cell office:value-type="float" office:value="762" table:style-name="ce6">
            <text:p>762</text:p>
          </table:table-cell>
          <table:table-cell office:value-type="float" office:value="742.29133000000024" table:style-name="ce6">
            <text:p>742</text:p>
          </table:table-cell>
          <table:table-cell office:value-type="float" office:value="70" table:style-name="ce6">
            <text:p>70</text:p>
          </table:table-cell>
          <table:table-cell office:value-type="float" office:value="69.666669999999996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967" table:style-name="ce6">
            <text:p>15,967</text:p>
          </table:table-cell>
          <table:table-cell office:value-type="float" office:value="14446.066040000098" table:style-name="ce6">
            <text:p>14,446</text:p>
          </table:table-cell>
          <table:table-cell office:value-type="float" office:value="1645.8" table:style-name="ce6">
            <text:p>1,646</text:p>
          </table:table-cell>
          <table:table-cell office:value-type="float" office:value="1645.8" table:style-name="ce6">
            <text:p>1,646</text:p>
          </table:table-cell>
          <table:table-cell office:value-type="float" office:value="9.3000000000000007" table:style-name="ce6">
            <text:p>9</text:p>
          </table:table-cell>
          <table:table-cell office:value-type="float" office:value="9.3000000000000007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5.1" table:style-name="ce5">
            <text:p>1,655</text:p>
          </table:table-cell>
          <table:table-cell office:value-type="float" office:value="1655.1" table:style-name="ce5">
            <text:p>1,655</text:p>
          </table:table-cell>
          <table:table-cell office:value-type="float" office:value="0" table:style-name="ce5">
            <text:p>0</text:p>
          </table:table-cell>
          <table:table-cell office:value-type="float" office:value="17622.099999999999" table:style-name="ce5">
            <text:p>17,622</text:p>
          </table:table-cell>
          <table:table-cell office:value-type="float" office:value="16101.166040000098" table:style-name="ce5">
            <text:p>16,101</text:p>
          </table:table-cell>
          <table:table-cell office:value-type="float" office:value="35781825.350000001" table:style-name="ce5">
            <text:p>35,781,825</text:p>
          </table:table-cell>
          <table:table-cell office:value-type="float" office:value="641534.43999999994" table:style-name="ce5">
            <text:p>641,534</text:p>
          </table:table-cell>
          <table:table-cell office:value-type="float" office:value="165949.54999999999" table:style-name="ce5">
            <text:p>165,950</text:p>
          </table:table-cell>
          <table:table-cell office:value-type="float" office:value="522861.68000000011" table:style-name="ce5">
            <text:p>522,862</text:p>
          </table:table-cell>
          <table:table-cell office:value-type="float" office:value="9627487.6999999974" table:style-name="ce5">
            <text:p>9,627,488</text:p>
          </table:table-cell>
          <table:table-cell office:value-type="float" office:value="3598933.77" table:style-name="ce5">
            <text:p>3,598,934</text:p>
          </table:table-cell>
          <table:table-cell office:value-type="float" office:value="50338592.489999995" table:style-name="ce5">
            <text:p>50,338,592</text:p>
          </table:table-cell>
          <table:table-cell office:value-type="float" office:value="5384474.2400000002" table:style-name="ce5">
            <text:p>5,384,474</text:p>
          </table:table-cell>
          <table:table-cell office:value-type="float" office:value="10643.28" table:style-name="ce5">
            <text:p>10,643</text:p>
          </table:table-cell>
          <table:table-cell office:value-type="float" office:value="5395117.5200000005" table:style-name="ce5">
            <text:p>5,395,118</text:p>
          </table:table-cell>
          <table:table-cell office:value-type="float" office:value="55733710.009999998" table:style-name="ce5">
            <text:p>55,733,710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90" table:style-name="ce6">
            <text:p>490</text:p>
          </table:table-cell>
          <table:table-cell office:value-type="float" office:value="433.72738000000015" table:style-name="ce6">
            <text:p>434</text:p>
          </table:table-cell>
          <table:table-cell office:value-type="float" office:value="350" table:style-name="ce6">
            <text:p>350</text:p>
          </table:table-cell>
          <table:table-cell office:value-type="float" office:value="325.09358000000014" table:style-name="ce6">
            <text:p>325</text:p>
          </table:table-cell>
          <table:table-cell office:value-type="float" office:value="324" table:style-name="ce6">
            <text:p>324</text:p>
          </table:table-cell>
          <table:table-cell office:value-type="float" office:value="311.72758000000005" table:style-name="ce6">
            <text:p>312</text:p>
          </table:table-cell>
          <table:table-cell office:value-type="float" office:value="98" table:style-name="ce6">
            <text:p>98</text:p>
          </table:table-cell>
          <table:table-cell office:value-type="float" office:value="96.421639999999996" table:style-name="ce6">
            <text:p>96</text:p>
          </table:table-cell>
          <table:table-cell office:value-type="float" office:value="11" table:style-name="ce6">
            <text:p>11</text:p>
          </table:table-cell>
          <table:table-cell office:value-type="float" office:value="10.06532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73" table:style-name="ce6">
            <text:p>1,273</text:p>
          </table:table-cell>
          <table:table-cell office:value-type="float" office:value="1177.0355000000002" table:style-name="ce6">
            <text:p>1,17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3" table:style-name="ce5">
            <text:p>1,273</text:p>
          </table:table-cell>
          <table:table-cell office:value-type="float" office:value="1177.0355000000002" table:style-name="ce5">
            <text:p>1,177</text:p>
          </table:table-cell>
          <table:table-cell office:value-type="float" office:value="3303496.0500000003" table:style-name="ce5">
            <text:p>3,303,496</text:p>
          </table:table-cell>
          <table:table-cell office:value-type="float" office:value="21465.230000000003" table:style-name="ce5">
            <text:p>21,465</text:p>
          </table:table-cell>
          <table:table-cell office:value-type="float" office:value="41000.67" table:style-name="ce5">
            <text:p>41,001</text:p>
          </table:table-cell>
          <table:table-cell office:value-type="float" office:value="18548.34" table:style-name="ce5">
            <text:p>18,548</text:p>
          </table:table-cell>
          <table:table-cell office:value-type="float" office:value="755362.27" table:style-name="ce5">
            <text:p>755,362</text:p>
          </table:table-cell>
          <table:table-cell office:value-type="float" office:value="294030.21999999997" table:style-name="ce5">
            <text:p>294,030</text:p>
          </table:table-cell>
          <table:table-cell office:value-type="float" office:value="4433902.78" table:style-name="ce5">
            <text:p>4,433,903</text:p>
          </table:table-cell>
          <table:table-cell office:value-type="float" office:value="24824.16" table:style-name="ce5">
            <text:p>24,824</text:p>
          </table:table-cell>
          <table:table-cell office:value-type="float" office:value="0" table:style-name="ce5">
            <text:p>0</text:p>
          </table:table-cell>
          <table:table-cell office:value-type="float" office:value="24824.16" table:style-name="ce5">
            <text:p>24,824</text:p>
          </table:table-cell>
          <table:table-cell office:value-type="float" office:value="4458726.9400000004" table:style-name="ce5">
            <text:p>4,458,727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929" table:style-name="ce6">
            <text:p>29,929</text:p>
          </table:table-cell>
          <table:table-cell office:value-type="float" office:value="28252.102780000507" table:style-name="ce6">
            <text:p>28,252</text:p>
          </table:table-cell>
          <table:table-cell office:value-type="float" office:value="7353" table:style-name="ce6">
            <text:p>7,353</text:p>
          </table:table-cell>
          <table:table-cell office:value-type="float" office:value="7021.7458700000516" table:style-name="ce6">
            <text:p>7,022</text:p>
          </table:table-cell>
          <table:table-cell office:value-type="float" office:value="7761" table:style-name="ce6">
            <text:p>7,761</text:p>
          </table:table-cell>
          <table:table-cell office:value-type="float" office:value="7422.318790000023" table:style-name="ce6">
            <text:p>7,422</text:p>
          </table:table-cell>
          <table:table-cell office:value-type="float" office:value="976" table:style-name="ce6">
            <text:p>976</text:p>
          </table:table-cell>
          <table:table-cell office:value-type="float" office:value="956.70995000000005" table:style-name="ce6">
            <text:p>957</text:p>
          </table:table-cell>
          <table:table-cell office:value-type="float" office:value="59" table:style-name="ce6">
            <text:p>59</text:p>
          </table:table-cell>
          <table:table-cell office:value-type="float" office:value="58.410810000000005" table:style-name="ce6">
            <text:p>58</text:p>
          </table:table-cell>
          <table:table-cell office:value-type="float" office:value="22437" table:style-name="ce6">
            <text:p>22,437</text:p>
          </table:table-cell>
          <table:table-cell office:value-type="float" office:value="20805.536579999945" table:style-name="ce6">
            <text:p>20,806</text:p>
          </table:table-cell>
          <table:table-cell office:value-type="float" office:value="68515" table:style-name="ce6">
            <text:p>68,515</text:p>
          </table:table-cell>
          <table:table-cell office:value-type="float" office:value="64516.824780000534" table:style-name="ce6">
            <text:p>64,517</text:p>
          </table:table-cell>
          <table:table-cell office:value-type="float" office:value="1107.3958083726516" table:style-name="ce6">
            <text:p>1,107</text:p>
          </table:table-cell>
          <table:table-cell office:value-type="float" office:value="1107.3958083726516" table:style-name="ce6">
            <text:p>1,107</text:p>
          </table:table-cell>
          <table:table-cell office:value-type="float" office:value="0.20000000298023199" table:style-name="ce6">
            <text:p>0</text:p>
          </table:table-cell>
          <table:table-cell office:value-type="float" office:value="0.20000000298023199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7.5958083756318" table:style-name="ce5">
            <text:p>1,108</text:p>
          </table:table-cell>
          <table:table-cell office:value-type="float" office:value="1107.5958083756318" table:style-name="ce5">
            <text:p>1,108</text:p>
          </table:table-cell>
          <table:table-cell office:value-type="float" office:value="0" table:style-name="ce5">
            <text:p>0</text:p>
          </table:table-cell>
          <table:table-cell office:value-type="float" office:value="69622.595808375627" table:style-name="ce5">
            <text:p>69,623</text:p>
          </table:table-cell>
          <table:table-cell office:value-type="float" office:value="65624.420588376161" table:style-name="ce5">
            <text:p>65,624</text:p>
          </table:table-cell>
          <table:table-cell office:value-type="float" office:value="168390161.52000001" table:style-name="ce5">
            <text:p>168,390,162</text:p>
          </table:table-cell>
          <table:table-cell office:value-type="float" office:value="21189669.810000002" table:style-name="ce5">
            <text:p>21,189,670</text:p>
          </table:table-cell>
          <table:table-cell office:value-type="float" office:value="-1430601.27" table:style-name="ce5">
            <text:p>-1,430,601</text:p>
          </table:table-cell>
          <table:table-cell office:value-type="float" office:value="6662115.7200000007" table:style-name="ce5">
            <text:p>6,662,116</text:p>
          </table:table-cell>
          <table:table-cell office:value-type="float" office:value="49711698.82" table:style-name="ce5">
            <text:p>49,711,699</text:p>
          </table:table-cell>
          <table:table-cell office:value-type="float" office:value="19873074.830000002" table:style-name="ce5">
            <text:p>19,873,075</text:p>
          </table:table-cell>
          <table:table-cell office:value-type="float" office:value="264396119.43000001" table:style-name="ce5">
            <text:p>264,396,119</text:p>
          </table:table-cell>
          <table:table-cell office:value-type="float" office:value="3384092.5499999993" table:style-name="ce5">
            <text:p>3,384,093</text:p>
          </table:table-cell>
          <table:table-cell office:value-type="float" office:value="458173.91000000003" table:style-name="ce5">
            <text:p>458,174</text:p>
          </table:table-cell>
          <table:table-cell office:value-type="float" office:value="3842266.4599999995" table:style-name="ce5">
            <text:p>3,842,266</text:p>
          </table:table-cell>
          <table:table-cell office:value-type="float" office:value="268238385.89000002" table:style-name="ce5">
            <text:p>268,238,386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94" table:style-name="ce6">
            <text:p>1,094</text:p>
          </table:table-cell>
          <table:table-cell office:value-type="float" office:value="993.24863999999707" table:style-name="ce6">
            <text:p>993</text:p>
          </table:table-cell>
          <table:table-cell office:value-type="float" office:value="449" table:style-name="ce6">
            <text:p>449</text:p>
          </table:table-cell>
          <table:table-cell office:value-type="float" office:value="427.99080000000021" table:style-name="ce6">
            <text:p>428</text:p>
          </table:table-cell>
          <table:table-cell office:value-type="float" office:value="179" table:style-name="ce6">
            <text:p>179</text:p>
          </table:table-cell>
          <table:table-cell office:value-type="float" office:value="169.75704000000002" table:style-name="ce6">
            <text:p>170</text:p>
          </table:table-cell>
          <table:table-cell office:value-type="float" office:value="39" table:style-name="ce6">
            <text:p>39</text:p>
          </table:table-cell>
          <table:table-cell office:value-type="float" office:value="38.340540000000004" table:style-name="ce6">
            <text:p>38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65" table:style-name="ce6">
            <text:p>1,765</text:p>
          </table:table-cell>
          <table:table-cell office:value-type="float" office:value="1633.3370199999972" table:style-name="ce6">
            <text:p>1,633</text:p>
          </table:table-cell>
          <table:table-cell office:value-type="float" office:value="192" table:style-name="ce6">
            <text:p>192</text:p>
          </table:table-cell>
          <table:table-cell office:value-type="float" office:value="175" table:style-name="ce6">
            <text:p>17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2" table:style-name="ce5">
            <text:p>192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1957" table:style-name="ce5">
            <text:p>1,957</text:p>
          </table:table-cell>
          <table:table-cell office:value-type="float" office:value="1808.3370199999972" table:style-name="ce5">
            <text:p>1,808</text:p>
          </table:table-cell>
          <table:table-cell office:value-type="float" office:value="3648203.89" table:style-name="ce5">
            <text:p>3,648,204</text:p>
          </table:table-cell>
          <table:table-cell office:value-type="float" office:value="64652.01" table:style-name="ce5">
            <text:p>64,652</text:p>
          </table:table-cell>
          <table:table-cell office:value-type="float" office:value="7311.22" table:style-name="ce5">
            <text:p>7,311</text:p>
          </table:table-cell>
          <table:table-cell office:value-type="float" office:value="252471.12000000005" table:style-name="ce5">
            <text:p>252,471</text:p>
          </table:table-cell>
          <table:table-cell office:value-type="float" office:value="927568.69" table:style-name="ce5">
            <text:p>927,569</text:p>
          </table:table-cell>
          <table:table-cell office:value-type="float" office:value="365544.74000000005" table:style-name="ce5">
            <text:p>365,545</text:p>
          </table:table-cell>
          <table:table-cell office:value-type="float" office:value="5265751.67" table:style-name="ce5">
            <text:p>5,265,752</text:p>
          </table:table-cell>
          <table:table-cell office:value-type="float" office:value="706514.52" table:style-name="ce5">
            <text:p>706,515</text:p>
          </table:table-cell>
          <table:table-cell office:value-type="float" office:value="0" table:style-name="ce5">
            <text:p>0</text:p>
          </table:table-cell>
          <table:table-cell office:value-type="float" office:value="706514.52" table:style-name="ce5">
            <text:p>706,515</text:p>
          </table:table-cell>
          <table:table-cell office:value-type="float" office:value="5972266.1899999995" table:style-name="ce5">
            <text:p>5,972,266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42" table:style-name="ce6">
            <text:p>2,242</text:p>
          </table:table-cell>
          <table:table-cell office:value-type="float" office:value="2025.8776130000001" table:style-name="ce6">
            <text:p>2,026</text:p>
          </table:table-cell>
          <table:table-cell office:value-type="float" office:value="2242" table:style-name="ce6">
            <text:p>2,242</text:p>
          </table:table-cell>
          <table:table-cell office:value-type="float" office:value="2025.8776130000001" table:style-name="ce6">
            <text:p>2,026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2297" table:style-name="ce5">
            <text:p>2,297</text:p>
          </table:table-cell>
          <table:table-cell office:value-type="float" office:value="2080.8776130000001" table:style-name="ce5">
            <text:p>2,081</text:p>
          </table:table-cell>
          <table:table-cell office:value-type="float" office:value="10058349.359999985" table:style-name="ce5">
            <text:p>10,058,3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58349.359999985" table:style-name="ce5">
            <text:p>10,058,349</text:p>
          </table:table-cell>
          <table:table-cell office:value-type="float" office:value="501438.26999999979" table:style-name="ce5">
            <text:p>501,438</text:p>
          </table:table-cell>
          <table:table-cell office:value-type="float" office:value="0" table:style-name="ce5">
            <text:p>0</text:p>
          </table:table-cell>
          <table:table-cell office:value-type="float" office:value="501438.26999999979" table:style-name="ce5">
            <text:p>501,438</text:p>
          </table:table-cell>
          <table:table-cell office:value-type="float" office:value="10559787.629999984" table:style-name="ce5">
            <text:p>10,559,788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office:value-type="float" office:value="103.34" table:style-name="ce5">
            <text:p>103</text:p>
          </table:table-cell>
          <table:table-cell office:value-type="float" office:value="487934" table:style-name="ce5">
            <text:p>487,9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934" table:style-name="ce5">
            <text:p>487,9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934" table:style-name="ce5">
            <text:p>487,934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float" office:value="22.6" table:style-name="ce6">
            <text:p>23</text:p>
          </table:table-cell>
          <table:table-cell office:value-type="float" office:value="61" table:style-name="ce6">
            <text:p>61</text:p>
          </table:table-cell>
          <table:table-cell office:value-type="float" office:value="60.4" table:style-name="ce6">
            <text:p>60</text:p>
          </table:table-cell>
          <table:table-cell office:value-type="float" office:value="11" table:style-name="ce6">
            <text:p>11</text:p>
          </table:table-cell>
          <table:table-cell office:value-type="float" office:value="10.06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.4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97.26" table:style-name="ce6">
            <text:p>97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.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99.36" table:style-name="ce5">
            <text:p>99</text:p>
          </table:table-cell>
          <table:table-cell office:value-type="float" office:value="346487.75" table:style-name="ce5">
            <text:p>346,488</text:p>
          </table:table-cell>
          <table:table-cell office:value-type="float" office:value="3530.3500000000004" table:style-name="ce5">
            <text:p>3,530</text:p>
          </table:table-cell>
          <table:table-cell office:value-type="float" office:value="1830" table:style-name="ce5">
            <text:p>1,830</text:p>
          </table:table-cell>
          <table:table-cell office:value-type="float" office:value="0" table:style-name="ce5">
            <text:p>0</text:p>
          </table:table-cell>
          <table:table-cell office:value-type="float" office:value="83374.409999999989" table:style-name="ce5">
            <text:p>83,374</text:p>
          </table:table-cell>
          <table:table-cell office:value-type="float" office:value="38431.360000000001" table:style-name="ce5">
            <text:p>38,431</text:p>
          </table:table-cell>
          <table:table-cell office:value-type="float" office:value="473653.86999999994" table:style-name="ce5">
            <text:p>473,654</text:p>
          </table:table-cell>
          <table:table-cell office:value-type="float" office:value="12558.69" table:style-name="ce5">
            <text:p>12,559</text:p>
          </table:table-cell>
          <table:table-cell office:value-type="float" office:value="2500" table:style-name="ce5">
            <text:p>2,500</text:p>
          </table:table-cell>
          <table:table-cell office:value-type="float" office:value="15058.69" table:style-name="ce5">
            <text:p>15,059</text:p>
          </table:table-cell>
          <table:table-cell office:value-type="float" office:value="488712.55999999994" table:style-name="ce5">
            <text:p>488,713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6" table:style-name="ce6">
            <text:p>36</text:p>
          </table:table-cell>
          <table:table-cell office:value-type="float" office:value="33.85" table:style-name="ce6">
            <text:p>34</text:p>
          </table:table-cell>
          <table:table-cell office:value-type="float" office:value="36" table:style-name="ce6">
            <text:p>36</text:p>
          </table:table-cell>
          <table:table-cell office:value-type="float" office:value="33.85" table:style-name="ce6">
            <text:p>3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office:value-type="float" office:value="33.85" table:style-name="ce5">
            <text:p>34</text:p>
          </table:table-cell>
          <table:table-cell office:value-type="float" office:value="266673.83000000007" table:style-name="ce5">
            <text:p>266,6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6673.83000000007" table:style-name="ce5">
            <text:p>266,6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6673.83000000007" table:style-name="ce5">
            <text:p>266,674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3" table:style-name="ce6">
            <text:p>13</text:p>
          </table:table-cell>
          <table:table-cell office:value-type="float" office:value="12.1" table:style-name="ce6">
            <text:p>12</text:p>
          </table:table-cell>
          <table:table-cell office:value-type="float" office:value="136" table:style-name="ce6">
            <text:p>136</text:p>
          </table:table-cell>
          <table:table-cell office:value-type="float" office:value="133.1" table:style-name="ce6">
            <text:p>133</text:p>
          </table:table-cell>
          <table:table-cell office:value-type="float" office:value="58" table:style-name="ce6">
            <text:p>58</text:p>
          </table:table-cell>
          <table:table-cell office:value-type="float" office:value="56.3" table:style-name="ce6">
            <text:p>56</text:p>
          </table:table-cell>
          <table:table-cell office:value-type="float" office:value="12" table:style-name="ce6">
            <text:p>12</text:p>
          </table:table-cell>
          <table:table-cell office:value-type="float" office:value="11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0" table:style-name="ce6">
            <text:p>220</text:p>
          </table:table-cell>
          <table:table-cell office:value-type="float" office:value="213.5" table:style-name="ce6">
            <text:p>214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32" table:style-name="ce5">
            <text:p>232</text:p>
          </table:table-cell>
          <table:table-cell office:value-type="float" office:value="225.5" table:style-name="ce5">
            <text:p>226</text:p>
          </table:table-cell>
          <table:table-cell office:value-type="float" office:value="520833.78" table:style-name="ce5">
            <text:p>520,834</text:p>
          </table:table-cell>
          <table:table-cell office:value-type="float" office:value="3697.61" table:style-name="ce5">
            <text:p>3,698</text:p>
          </table:table-cell>
          <table:table-cell office:value-type="float" office:value="2900" table:style-name="ce5">
            <text:p>2,900</text:p>
          </table:table-cell>
          <table:table-cell office:value-type="float" office:value="1394.81" table:style-name="ce5">
            <text:p>1,395</text:p>
          </table:table-cell>
          <table:table-cell office:value-type="float" office:value="134674.78999999998" table:style-name="ce5">
            <text:p>134,675</text:p>
          </table:table-cell>
          <table:table-cell office:value-type="float" office:value="58131.07" table:style-name="ce5">
            <text:p>58,131</text:p>
          </table:table-cell>
          <table:table-cell office:value-type="float" office:value="721632.05999999994" table:style-name="ce5">
            <text:p>721,632</text:p>
          </table:table-cell>
          <table:table-cell office:value-type="float" office:value="45803.8" table:style-name="ce5">
            <text:p>45,804</text:p>
          </table:table-cell>
          <table:table-cell office:value-type="float" office:value="0" table:style-name="ce5">
            <text:p>0</text:p>
          </table:table-cell>
          <table:table-cell office:value-type="float" office:value="45803.8" table:style-name="ce5">
            <text:p>45,804</text:p>
          </table:table-cell>
          <table:table-cell office:value-type="float" office:value="767435.86" table:style-name="ce5">
            <text:p>767,4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float" office:value="14.6" table:style-name="ce6">
            <text:p>15</text:p>
          </table:table-cell>
          <table:table-cell office:value-type="float" office:value="46" table:style-name="ce6">
            <text:p>46</text:p>
          </table:table-cell>
          <table:table-cell office:value-type="float" office:value="44.11" table:style-name="ce6">
            <text:p>44</text:p>
          </table:table-cell>
          <table:table-cell office:value-type="float" office:value="30" table:style-name="ce6">
            <text:p>30</text:p>
          </table:table-cell>
          <table:table-cell office:value-type="float" office:value="29.81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6" table:style-name="ce6">
            <text:p>96</text:p>
          </table:table-cell>
          <table:table-cell office:value-type="float" office:value="93.52" table:style-name="ce6">
            <text:p>9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52" table:style-name="ce5">
            <text:p>94</text:p>
          </table:table-cell>
          <table:table-cell office:value-type="float" office:value="388058.42000000004" table:style-name="ce5">
            <text:p>388,058</text:p>
          </table:table-cell>
          <table:table-cell office:value-type="float" office:value="-2918.65" table:style-name="ce5">
            <text:p>-2,919</text:p>
          </table:table-cell>
          <table:table-cell office:value-type="float" office:value="680" table:style-name="ce5">
            <text:p>680</text:p>
          </table:table-cell>
          <table:table-cell office:value-type="float" office:value="0" table:style-name="ce5">
            <text:p>0</text:p>
          </table:table-cell>
          <table:table-cell office:value-type="float" office:value="96663.71" table:style-name="ce5">
            <text:p>96,664</text:p>
          </table:table-cell>
          <table:table-cell office:value-type="float" office:value="40807.83" table:style-name="ce5">
            <text:p>40,808</text:p>
          </table:table-cell>
          <table:table-cell office:value-type="float" office:value="523291.31000000006" table:style-name="ce5">
            <text:p>523,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3291.31000000006" table:style-name="ce5">
            <text:p>523,291</text:p>
          </table:table-cell>
          <table:table-cell table:number-columns-repeated="16343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string" table:style-name="ce5">
            <text:p>Dec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8" table:style-name="ce6">
            <text:p>8</text:p>
          </table:table-cell>
          <table:table-cell office:value-type="float" office:value="7.59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8.61" table:style-name="ce6">
            <text:p>9</text:p>
          </table:table-cell>
          <table:table-cell office:value-type="float" office:value="15" table:style-name="ce6">
            <text:p>15</text:p>
          </table:table-cell>
          <table:table-cell office:value-type="float" office:value="14.33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17.2" table:style-name="ce6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9" table:style-name="ce6">
            <text:p>59</text:p>
          </table:table-cell>
          <table:table-cell office:value-type="float" office:value="56.730000000000004" table:style-name="ce6">
            <text:p>57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office:value-type="float" office:value="59.730000000000004" table:style-name="ce5">
            <text:p>60</text:p>
          </table:table-cell>
          <table:table-cell office:value-type="float" office:value="218481.42999999996" table:style-name="ce5">
            <text:p>218,481</text:p>
          </table:table-cell>
          <table:table-cell office:value-type="float" office:value="4253.99" table:style-name="ce5">
            <text:p>4,254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57069.5" table:style-name="ce5">
            <text:p>57,070</text:p>
          </table:table-cell>
          <table:table-cell office:value-type="float" office:value="22840.16" table:style-name="ce5">
            <text:p>22,840</text:p>
          </table:table-cell>
          <table:table-cell office:value-type="float" office:value="303045.0799999999" table:style-name="ce5">
            <text:p>303,045</text:p>
          </table:table-cell>
          <table:table-cell office:value-type="float" office:value="21724.47" table:style-name="ce5">
            <text:p>21,724</text:p>
          </table:table-cell>
          <table:table-cell office:value-type="float" office:value="0" table:style-name="ce5">
            <text:p>0</text:p>
          </table:table-cell>
          <table:table-cell office:value-type="float" office:value="21724.47" table:style-name="ce5">
            <text:p>21,724</text:p>
          </table:table-cell>
          <table:table-cell office:value-type="float" office:value="324769.54999999993" table:style-name="ce5">
            <text:p>324,770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1"/>
          <table:table-cell table:number-columns-repeated="19" table:style-name="ce6"/>
          <table:table-cell table:number-columns-repeated="17" table:style-name="ce5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4-02-23T11:02:3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